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7cm" svg:stroke-color="#ffffff" draw:marker-start-width="1.25cm" draw:marker-end-width="1.25cm" svg:stroke-linecap="butt" draw:fill="solid" draw:fill-color="#dee6ef" draw:textarea-horizontal-align="justify" draw:textarea-vertical-align="middle" draw:auto-grow-height="false" fo:min-height="2.87cm" fo:min-width="2.62cm" fo:padding-top="0.475cm" fo:padding-bottom="0.475cm" fo:padding-left="0.6cm" fo:padding-right="0.6cm" loext:decorative="false"/>
    </style:style>
    <style:style style:name="gr6" style:family="graphic" style:parent-style-name="standard">
      <style:graphic-properties svg:stroke-width="0.5cm" svg:stroke-color="#168253" draw:marker-start-width="0.95cm" draw:marker-end-width="0.95cm" svg:stroke-linecap="butt" draw:fill="solid" draw:fill-color="#dee6ef" draw:textarea-horizontal-align="justify" draw:textarea-vertical-align="middle" draw:auto-grow-height="false" fo:min-height="2.786cm" fo:min-width="2.536cm" fo:padding-top="0.375cm" fo:padding-bottom="0.375cm" fo:padding-left="0.5cm" fo:padding-right="0.5cm" loext:decorative="false"/>
    </style:style>
    <style:style style:name="gr7" style:family="graphic" style:parent-style-name="standard">
      <style:graphic-properties svg:stroke-width="0.5cm" svg:stroke-color="#168253" draw:marker-start-width="0.95cm" draw:marker-end-width="0.95cm" draw:stroke-linejoin="miter" svg:stroke-linecap="butt" draw:fill="solid" draw:fill-color="#168253" draw:textarea-horizontal-align="justify" draw:textarea-vertical-align="middle" draw:auto-grow-height="false" fo:min-height="0cm" fo:min-width="0cm" fo:padding-top="0.125cm" fo:padding-bottom="0.125cm" fo:padding-left="0.25cm" fo:padding-right="0.25cm" loext:decorative="false"/>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loext:graphic-properties draw:fill="solid" draw:fill-color="#dee6ef"/>
      <style:paragraph-properties fo:text-align="center"/>
    </style:style>
    <style:style style:name="P6" style:family="paragraph">
      <loext:graphic-properties draw:fill="solid" draw:fill-color="#168253"/>
      <style:paragraph-properties fo:text-align="center"/>
    </style:style>
    <style:style style:name="T1" style:family="text">
      <style:text-properties fo:font-size="28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6.75cm" svg:height="1.352cm" svg:x="7.1cm" svg:y="8.25cm">
          <draw:text-box>
            <text:p text:style-name="P3"><text:span text:style-name="T1">InvertedIndex </text:span></text:p>
          </draw:text-box>
        </draw:frame>
        <draw:g draw:style-name="gr4">
          <draw:custom-shape draw:style-name="gr5" draw:text-style-name="P5" draw:layer="layout" svg:width="5.4cm" svg:height="5.4cm" svg:x="9.751cm" svg:y="16.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5cm" svg:height="5cm" svg:x="9.95cm" svg:y="1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983cm" svg:height="0.478cm" draw:transform="skewX (-0.00383972435438752) rotate (1.13446401379631) translate (12.522cm 16.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6" draw:layer="layout" svg:width="0.998cm" svg:height="0.529cm" draw:transform="skewX (-0.00558505360638182) rotate (-2.05948851735331) translate (12.433cm 21.0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5T13:40:05.862000000</meta:creation-date>
    <meta:editing-duration>PT52M10S</meta:editing-duration>
    <meta:editing-cycles>5</meta:editing-cycles>
    <meta:generator>LibreOffice/24.2.4.2$Windows_X86_64 LibreOffice_project/51a6219feb6075d9a4c46691dcfe0cd9c4fff3c2</meta:generator>
    <dc:date>2025-12-03T15:37:43.230000000</dc:date>
    <meta:document-statistic meta:object-count="12"/>
  </office:meta>
</office:document-meta>
</file>